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401" officeooo:paragraph-rsid="0001f401"/>
    </style:style>
    <style:style style:name="P2" style:family="paragraph" style:parent-style-name="Standard">
      <style:text-properties officeooo:rsid="0003f27f" officeooo:paragraph-rsid="0003f27f"/>
    </style:style>
    <style:style style:name="P3" style:family="paragraph" style:parent-style-name="Standard">
      <style:text-properties style:font-name="Google Sans" fo:letter-spacing="normal" fo:font-weight="normal" officeooo:rsid="0003f27f" officeooo:paragraph-rsid="0003f27f"/>
    </style:style>
    <style:style style:name="T1" style:family="text">
      <style:text-properties officeooo:rsid="00006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 Fear 300 Per Person </text:p>
      <text:p text:style-name="P1"/>
      <text:p text:style-name="P2">Plans: </text:p>
      <text:p text:style-name="P3">Hotel Colinas Del Rey</text:p>
      <text:p text:style-name="P3">Salto de Yanigua</text:p>
      <text:p text:style-name="Standard"><text:line-break/><text:tab/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6:02:04.048000000</meta:creation-date>
    <dc:date>2023-06-06T16:37:15.354000000</dc:date>
    <meta:editing-duration>PT35M11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6" meta:word-count="13" meta:character-count="71" meta:non-whitespace-character-count="57"/>
  </office:meta>
</office:document-meta>
</file>